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5"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7"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8"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9"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7" style:family="paragraph" style:parent-style-name="Preformatted_20_Text">
      <style:paragraph-properties fo:line-height="100%" fo:text-align="justify" style:justify-single-word="false"/>
      <style:text-properties fo:language="es" fo:country="ES" officeooo:paragraph-rsid="002dbed1"/>
    </style:style>
    <style:style style:name="P28"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29"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0"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1"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weight="bold" style:font-weight-asian="bold" style:font-weight-complex="bol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rsid="001e1bfe" officeooo:paragraph-rsid="001e1bfe"/>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33">Preguntas orientadoras</text:p>
      <text:p text:style-name="P33"/>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33">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28">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2"><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
      <text:p text:style-name="P9"><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9"/>
      <text:p text:style-name="P13">Estas son las regiones son las siguientes con sus respectivas direccioens de memoria:</text:p>
      <text:p text:style-name="P13">Codigo: 0x00000000 hasta 0x1FFFFFFF.</text:p>
      <text:p text:style-name="P13">SRAM: 0x20000000 hasta 0x3FFFFFFF.</text:p>
      <text:p text:style-name="P13">Perifericos: 0x40000000 hasta 0x5FFFFFFF.</text:p>
      <text:p text:style-name="P10"><text:span text:style-name="T11">RAM: 0x</text:span><text:span text:style-name="T12">6</text:span><text:span text:style-name="T11">0000000 hasta </text:span><text:span text:style-name="T12">0x9FFFFFFF.</text:span></text:p>
      <text:p text:style-name="P10"><text:span text:style-name="T11">Dispositivos: </text:span><text:span text:style-name="T12">0xA0000000 hasta 0xDFFFFFFF.</text:span></text:p>
      <text:p text:style-name="P10"><text:soft-page-break/><text:span text:style-name="T12">Si</text:span><text:span text:style-name="T11">stema:</text:span><text:span text:style-name="T12">0xE0000000 hasta 0xFFFFFFFF.</text:span></text:p>
      <text:p text:style-name="P11"/>
      <text:p text:style-name="P11">Donde la región de sistema contiene partes críticas.</text:p>
      <text:p text:style-name="P9"/>
      <text:p text:style-name="P9"/>
      <text:p text:style-name="P9"/>
      <text:p text:style-name="P16">5. ¿Qué ventajas presenta el uso de los “shadowed pointers” del PSP y el MSP?</text:p>
      <text:p text:style-name="P9"/>
      <text:p text:style-name="P18"><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4"/>
      <text:p text:style-name="P19"/>
      <text:p text:style-name="P19"/>
      <text:p text:style-name="P17"><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3"/>
      <text:p text:style-name="P24">18. ¿Qué funciones cumple la unidad de protección de memoria (MPU)?</text:p>
      <text:p text:style-name="P25"/>
      <text:p text:style-name="P25"><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5"><text:bookmark text:name="tw-target-text3"/>La MPU puede admitir hasta ocho regiones de memoria programables, cada una de las cuales tiene direcciones de inicio, tamaños y configuraciones. También admite una función de región de fondo.</text:p>
      <text:p text:style-name="P25"/>
      <text:p text:style-name="P25"/>
      <text:p text:style-name="P25"/>
      <text:p text:style-name="P26">20. ¿Para qué se suele utilizar la excepción PendSV? ¿Cómo se relaciona su uso con el resto</text:p>
      <text:p text:style-name="P26">de las excepciones? Dé un ejemplo.</text:p>
      <text:p text:style-name="P25"><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5"/>
      <text:p text:style-name="P25"><text:span text:style-name="T31">P</text:span>endSV (llamada de servicio pendiente) es otro tipo de excepción que es importante para admitir <text:span text:style-name="T32">las operaciones del sistema operativo. Es excepción tipo 14 y tiene prioridad programable</text:span></text:p>
      <text:p text:style-name="P28">nivel. La excepción PendSV se activa al establecer su estado pendiente escribiendo</text:p>
      <text:p text:style-name="P28">al Control de Interrupciones y Registro de Estado (ICSR). A diferencia de <text:span text:style-name="T31">la e</text:span>xcepción SVC, no es preciso. Por lo tanto, su estado pendiente se puede establecer dentro de un nivel superior</text:p>
      <text:p text:style-name="P30">controlador de excepciones de prioridad y se ejecuta cuando finaliza el controlador de mayor prioridad.</text:p>
      <text:p text:style-name="P15"><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28"><text:soft-page-break/>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28"><draw:frame draw:style-name="fr2" draw:name="Imagen4" text:anchor-type="char" svg:width="17cm" svg:height="7.527cm" draw:z-index="3"><draw:image xlink:href="Pictures/10000201000003610000017F45C2FF01BC359BB0.png" xlink:type="simple" xlink:show="embed" xlink:actuate="onLoad" loext:mime-type="image/png"/></draw:frame></text:p>
      <text:p text:style-name="P28"/>
      <text:p text:style-name="P25"/>
      <text:p text:style-name="P25"><text:bookmark text:name="tw-target-text8"/><text:span text:style-name="T34">L</text:span>a ejecución de un kernel de sistema operativo puede ser desencadenada por:</text:p>
      <text:p text:style-name="P29"><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1">- Excepción periódica de SysTick.</text:p>
      <text:p text:style-name="P27"><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25"/>
      <text:p text:style-name="P21"/>
      <text:p text:style-name="P21"/>
      <text:p text:style-name="P22">21. ¿Para qué se suele utilizar la excepción SVC? Expliquelo dentro de un marco de un</text:p>
      <text:p text:style-name="P22">sistema operativo embebido.</text:p>
      <text:p text:style-name="P20"/>
      <text:p text:style-name="P19"><text:bookmark text:name="tw-target-text4"/>SVC es el tipo de excepción 11 y tiene un nivel de prioridad programable.</text:p>
      <text:p text:style-name="P28">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28">estado pendiente pero antes de que se produzca realmente la interrupción. Por otro lado, SVC es preciso. El controlador SVC debe ejecutarse después de la instrucción SVC, excepto cuando llega otra excepción de mayor prioridad al mismo tiempo.</text:p>
      <text:p text:style-name="P28">En muchos sistemas, el mecanismo SVC se puede utilizar como una API para permitir la aplicación</text:p>
      <text:p text:style-name="P30">tareas para acceder a los recursos del sistema, como se muestra en la <text:span text:style-name="T29">siguiente</text:span> <text:span text:style-name="T29">f</text:span>igura.</text:p>
      <text:p text:style-name="P19"><draw:frame draw:style-name="fr1" draw:name="Imagen3" text:anchor-type="char" svg:width="17cm" svg:height="7.184cm" draw:z-index="2"><draw:image xlink:href="Pictures/10000201000004CC000002071A9BC215BBD2588A.png" xlink:type="simple" xlink:show="embed" xlink:actuate="onLoad" loext:mime-type="image/png"/></draw:frame><text:soft-page-break/></text:p>
      <text:p text:style-name="P19"/>
      <text:p text:style-name="P9"/>
      <text:p text:style-name="P9"/>
      <text:p text:style-name="P9"><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28">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12:12.729502082</dc:date>
    <meta:editing-duration>PT4H56M10S</meta:editing-duration>
    <meta:editing-cycles>17</meta:editing-cycles>
    <meta:generator>LibreOffice/6.4.7.2$Linux_X86_64 LibreOffice_project/40$Build-2</meta:generator>
    <meta:document-statistic meta:table-count="0" meta:image-count="4" meta:object-count="0" meta:page-count="6" meta:paragraph-count="63" meta:word-count="1723" meta:character-count="10879" meta:non-whitespace-character-count="9169"/>
  </office:meta>
</office:document-meta>
</file>